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, Verdana, Aria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ByLine">
      <style:paragraph-properties fo:text-align="end" style:justify-single-word="false"/>
      <style:text-properties fo:font-size="14pt" officeooo:paragraph-rsid="001199c0" style:font-size-asian="14pt" style:font-size-complex="14pt"/>
    </style:style>
    <style:style style:name="P4" style:family="paragraph" style:parent-style-name="ByLine">
      <style:text-properties officeooo:paragraph-rsid="001199c0"/>
    </style:style>
    <style:style style:name="P5" style:family="paragraph" style:parent-style-name="Title">
      <style:text-properties officeooo:paragraph-rsid="001199c0"/>
    </style:style>
    <style:style style:name="P6" style:family="paragraph" style:parent-style-name="Title">
      <style:text-properties officeooo:rsid="001199c0" officeooo:paragraph-rsid="001199c0"/>
    </style:style>
    <style:style style:name="P7" style:family="paragraph" style:parent-style-name="Title">
      <style:paragraph-properties fo:margin-top="0cm" fo:margin-bottom="0.706cm" style:contextual-spacing="false"/>
      <style:text-properties fo:font-size="20pt" officeooo:paragraph-rsid="001199c0" style:font-size-asian="20pt"/>
    </style:style>
    <style:style style:name="P8" style:family="paragraph" style:parent-style-name="Standard">
      <style:paragraph-properties fo:text-align="justify" style:justify-single-word="false"/>
    </style:style>
    <style:style style:name="P9" style:family="paragraph" style:parent-style-name="line" style:master-page-name="First_20_Page">
      <style:paragraph-properties style:page-number="1"/>
      <style:text-properties officeooo:paragraph-rsid="001199c0"/>
    </style:style>
    <style:style style:name="T1" style:family="text">
      <style:text-properties fo:font-variant="normal" fo:text-transform="none" fo:color="#000000" style:font-name="Helvetica" fo:font-size="9pt" fo:letter-spacing="normal" fo:font-style="normal" fo:background-color="#ffffff" loext:char-shading-value="0"/>
    </style:style>
    <style:style style:name="T2" style:family="text">
      <style:text-properties officeooo:rsid="001199c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ext:p text:style-name="P6">Reporte de actividades</text:p>
      <text:p text:style-name="P7">Para</text:p>
      <text:p text:style-name="P5">Control <text:s/>Pos-cosecha</text:p>
      <text:p text:style-name="P4">Version 1.0 Beta</text:p>
      <text:p text:style-name="P4">Prepared by Maikol P.A – Rony O</text:p>
      <text:p text:style-name="P4">M&amp;R</text:p>
      <text:p text:style-name="P3">17/03/2014</text:p>
      <text:p text:style-name="Standard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Para definir el proyecto:</text:p>
      <text:p text:style-name="P2"/>
      <text:p text:style-name="P2">Dado que deseamos que lo implementado en el proyecto sea útil y necesario para ademas abrirle campo en el mercado actual buscamos un área poco incursionada por programadores, y en esta búsqueda nos enteramos del sistema usado en la planta empacadora de piña Del Huerto S.A y nos pareció un tanto lento y obsoleto, mas a<text:span text:style-name="T2">ú</text:span>n <text:s/>por la facilidad de acceso a dicha empresa dado que uno de los encargados de logística es familiar de uno de los miembros del proyecto por lo que se eligió el proyecto pos-cosecha.</text:p>
      <text:p text:style-name="P2"/>
      <text:p text:style-name="P2">Ya con el proyecto elegido procedimos a la elaboración de el cronograma en el cual con una visión futurista concretamos las fechas que para el primer avance se cumplieron en su cabalidad siguiendo lo ahí estipulado.</text:p>
      <text:p text:style-name="P2"/>
      <text:p text:style-name="P2">La visita a la empresa nos gener<text:span text:style-name="T2">ó</text:span> gran conocimiento y un punto de vista mas acertado, fuimos citados por el gerente <text:s/>Cristian Herrera León de la empresa exportadora Del Huerto S.A <text:s/>quien es el Presidente de <text:tab/>CANAPEP(<text:span text:style-name="Strong_20_Emphasis"><text:span text:style-name="T1">Cámara Nacional de Productores y Exportadores de Piña</text:span></text:span> ) asistimos el d<text:span text:style-name="T2">í</text:span>a que se nos c<text:span text:style-name="T2">onvocó,</text:span> sin embargo el gerente por un motivo personal no pudo atendernos y fuimos recibidos por los encargados de logística quienes nos brindaron información básica del sistema que desean, ademas de mostrarnos como trabajan los departamentos de facturación, logística y despacho.</text:p>
      <text:p text:style-name="P2"/>
      <text:p text:style-name="P2">Con toda la información recolectada en la visita procedimos a elaborar las reglas de negocio y el documento de visión y alcanc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Helvetica" svg:font-family="Helvetica, Verdana, Aria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itle" style:family="paragraph" style:parent-style-name="Standard" style:next-style-name="Subtitle" style:class="chapter">
      <style:paragraph-properties fo:margin-top="0.423cm" fo:margin-bottom="1.27cm" style:contextual-spacing="false" fo:line-height="100%" fo:text-align="end" style:justify-single-word="false"/>
      <style:text-properties style:font-name="Arial" fo:font-family="Arial" style:font-family-generic="swiss" style:font-pitch="variable" fo:font-size="32pt" fo:font-weight="bold" style:letter-kerning="true" style:font-size-asian="32pt" style:font-weight-asian="bold" style:font-name-complex="Arial" style:font-family-complex="Arial" style:font-family-generic-complex="swiss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ByLine" style:family="paragraph" style:parent-style-name="Title">
      <style:text-properties fo:font-size="14pt" style:font-size-asian="14pt"/>
    </style:style>
    <style:style style:name="line" style:family="paragraph" style:parent-style-name="Title">
      <style:paragraph-properties fo:margin-top="0.423cm" fo:margin-bottom="0cm" style:contextual-spacing="false" fo:padding-left="0cm" fo:padding-right="0cm" fo:padding-top="0.035cm" fo:padding-bottom="0cm" fo:border-left="none" fo:border-right="none" fo:border-top="4pt solid #000000" fo:border-bottom="none"/>
      <style:text-properties fo:font-size="20pt" style:font-size-asian="20pt"/>
    </style:style>
    <style:style style:name="Header" style:family="paragraph" style:parent-style-name="Standard" style:class="extra">
      <style:paragraph-properties>
        <style:tab-stops>
          <style:tab-stop style:position="8.255cm" style:type="center"/>
          <style:tab-stop style:position="16.51cm" style:type="right"/>
        </style:tab-stops>
      </style:paragraph-properties>
      <style:text-properties style:font-name="Times New Roman" fo:font-family="'Times New Roman'" style:font-family-generic="roman" style:font-pitch="variable" fo:font-size="10pt" fo:font-style="italic" fo:font-weight="bold" style:font-size-asian="10pt" style:font-style-asian="italic" style:font-weight-asian="bold" style:font-name-complex="Times New Roman" style:font-family-complex="'Times New Roman'" style:font-family-generic-complex="roman" style:font-pitch-complex="variable"/>
    </style:style>
    <style:style style:name="Footer" style:family="paragraph" style:parent-style-name="Standard" style:class="extra">
      <style:paragraph-properties>
        <style:tab-stops>
          <style:tab-stop style:position="8.255cm" style:type="center"/>
          <style:tab-stop style:position="16.51cm" style:type="right"/>
        </style:tab-stops>
      </style:paragraph-properties>
      <style:text-properties style:font-name="Times New Roman" fo:font-family="'Times New Roman'" style:font-family-generic="roman" style:font-pitch="variable" fo:font-size="10pt" fo:font-style="italic" fo:font-weight="bold" style:font-size-asian="10pt" style:font-style-asian="italic" style:font-weight-asian="bold" style:font-name-complex="Times New Roman" style:font-family-complex="'Times New Roman'" style:font-family-generic-complex="roman" style:font-pitch-complex="variabl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i" style:print-orientation="portrait" fo:margin-top="2.54cm" fo:margin-bottom="1.27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1.27cm" fo:margin-left="0cm" fo:margin-right="0cm" fo:margin-top="1.171cm" style:dynamic-spacing="true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ikol P A</meta:initial-creator>
    <meta:creation-date>2014-03-15T20:56:37.02</meta:creation-date>
    <dc:date>2014-03-16T22:06:58.482000000</dc:date>
    <meta:editing-duration>PT9M47S</meta:editing-duration>
    <meta:editing-cycles>3</meta:editing-cycles>
    <meta:generator>LibreOffice/4.2.0.4$Windows_x86 LibreOffice_project/05dceb5d363845f2cf968344d7adab8dcfb2ba71</meta:generator>
    <meta:document-statistic meta:table-count="0" meta:image-count="0" meta:object-count="0" meta:page-count="2" meta:paragraph-count="12" meta:word-count="260" meta:character-count="1557" meta:non-whitespace-character-count="1303"/>
  </office:meta>
</office:document-meta>
</file>